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cccccc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999999" style:text-align-source="fix" style:repeat-content="false"/>
      <style:paragraph-properties fo:text-align="center" fo:margin-left="0pt"/>
    </style:style>
    <style:style style:name="ce4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5" style:family="table-cell" style:parent-style-name="Default">
      <style:table-cell-properties fo:background-color="#dddddd"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fo:background-color="#b2b2b2" style:text-align-source="fix" style:repeat-content="false"/>
      <style:paragraph-properties fo:text-align="center" fo:margin-left="0pt"/>
    </style:style>
    <style:style style:name="ce7" style:family="table-cell" style:parent-style-name="Default" style:data-style-name="N2">
      <style:table-cell-properties fo:background-color="#cccccc" style:text-align-source="fix" style:repeat-content="false"/>
      <style:paragraph-properties fo:text-align="center" fo:margin-left="0pt"/>
    </style:style>
    <style:style style:name="ce8" style:family="table-cell" style:parent-style-name="Default" style:data-style-name="N2">
      <style:table-cell-properties fo:background-color="#999999" style:text-align-source="fix" style:repeat-content="false"/>
      <style:paragraph-properties fo:text-align="center" fo:margin-left="0pt"/>
    </style:style>
    <style:style style:name="ce9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453.51pt" svg:height="255.09pt" svg:x="71.57pt" svg:y="48.78pt">
            <draw:object draw:notify-on-update-of-ranges="Sheet1.B42:Sheet1.B42 Sheet1.D42:Sheet1.D46 Sheet1.A42:Sheet1.A46 Sheet1.B37:Sheet1.B37 Sheet1.D37:Sheet1.D41 Sheet1.A37:Sheet1.A41 Sheet1.B32:Sheet1.B32 Sheet1.D32:Sheet1.D36 Sheet1.A32:Sheet1.A3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722.66pt" svg:y="325.84pt">
            <draw:object draw:notify-on-update-of-ranges="Sheet1.B32:Sheet1.B32 Sheet1.E32:Sheet1.E36 Sheet1.A32:Sheet1.A36 Sheet1.B37:Sheet1.B37 Sheet1.E37:Sheet1.E41 Sheet1.A37:Sheet1.A41 Sheet1.B42:Sheet1.B42 Sheet1.E42:Sheet1.E46 Sheet1.A42:Sheet1.A46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18.7pt" svg:y="52.53pt">
            <draw:object draw:notify-on-update-of-ranges="Sheet1.B32:Sheet1.B32 Sheet1.C32:Sheet1.C36 Sheet1.A32:Sheet1.A36 Sheet1.B37:Sheet1.B37 Sheet1.C37:Sheet1.C41 Sheet1.A37:Sheet1.A41 Sheet1.B42:Sheet1.B42 Sheet1.C42:Sheet1.C46 Sheet1.A42:Sheet1.A46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1024" table:default-cell-style-name="ce1"/>
        <table:table-row table:style-name="ro1" table:number-rows-repeated="21">
          <table:table-cell table:style-name="Default" table:number-columns-repeated="7"/>
          <table:table-cell table:number-columns-repeated="1017"/>
        </table:table-row>
        <table:table-row table:style-name="ro1" table:number-rows-repeated="9">
          <table:table-cell table:number-columns-repeated="1024"/>
        </table:table-row>
        <table:table-row table:style-name="ro1">
          <table:table-cell table:style-name="ce2" office:value-type="string" calcext:value-type="string">
            <text:p>Threads</text:p>
          </table:table-cell>
          <table:table-cell table:style-name="ce5" office:value-type="string" calcext:value-type="string">
            <text:p>Generations</text:p>
          </table:table-cell>
          <table:table-cell table:style-name="ce2" office:value-type="string" calcext:value-type="string">
            <text:p>Seconds</text:p>
          </table:table-cell>
          <table:table-cell table:style-name="ce5" office:value-type="string" calcext:value-type="string">
            <text:p>Speed</text:p>
          </table:table-cell>
          <table:table-cell table:style-name="ce2" office:value-type="string" calcext:value-type="string">
            <text:p>Efficiency</text:p>
          </table:table-cell>
          <table:table-cell table:style-name="Default"/>
          <table:table-cell office:value-type="string" calcext:value-type="string">
            <text:p>Threads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Seconds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Efficiency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339" calcext:value-type="float">
            <text:p>33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339" calcext:value-type="float">
            <text:p>33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190" calcext:value-type="float">
            <text:p>190</text:p>
          </table:table-cell>
          <table:table-cell table:style-name="ce6" table:formula="of:=[.C32]/[.C33]" office:value-type="float" office:value="1.78421052631579" calcext:value-type="float">
            <text:p>1.78</text:p>
          </table:table-cell>
          <table:table-cell table:style-name="ce8" table:formula="of:=[.D33]/[.A33]" office:value-type="float" office:value="0.892105263157895" calcext:value-type="float">
            <text:p>0.89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648" calcext:value-type="float">
            <text:p>6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112" calcext:value-type="float">
            <text:p>112</text:p>
          </table:table-cell>
          <table:table-cell table:style-name="ce6" table:formula="of:=[.C32]/[.C34]" office:value-type="float" office:value="3.02678571428571" calcext:value-type="float">
            <text:p>3.03</text:p>
          </table:table-cell>
          <table:table-cell table:style-name="ce8" table:formula="of:=[.D34]/[.A34]" office:value-type="float" office:value="0.756696428571429" calcext:value-type="float">
            <text:p>0.76</text:p>
          </table:table-cell>
          <table:table-cell table:style-name="Default"/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office:value-type="float" office:value="1089" calcext:value-type="float">
            <text:p>10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80" calcext:value-type="float">
            <text:p>80</text:p>
          </table:table-cell>
          <table:table-cell table:style-name="ce6" table:formula="of:=[.C32]/[.C35]" office:value-type="float" office:value="4.2375" calcext:value-type="float">
            <text:p>4.24</text:p>
          </table:table-cell>
          <table:table-cell table:style-name="ce8" table:formula="of:=[.D35]/[.A35]" office:value-type="float" office:value="0.5296875" calcext:value-type="float">
            <text:p>0.53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90" calcext:value-type="float">
            <text:p>190</text:p>
          </table:table-cell>
          <table:table-cell table:style-name="ce9" table:formula="of:=[.I32]/[.I35]" office:value-type="float" office:value="1.78421052631579" calcext:value-type="float">
            <text:p>1.78</text:p>
          </table:table-cell>
          <table:table-cell table:style-name="ce9" table:formula="of:=[.J35]/[.G35]" office:value-type="float" office:value="0.892105263157895" calcext:value-type="float">
            <text:p>0.89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10" calcext:value-type="float">
            <text:p>10</text:p>
          </table:table-cell>
          <table:table-cell table:style-name="ce3" office:value-type="float" office:value="46" calcext:value-type="float">
            <text:p>46</text:p>
          </table:table-cell>
          <table:table-cell table:style-name="ce6" table:formula="of:=[.C32]/[.C36]" office:value-type="float" office:value="7.3695652173913" calcext:value-type="float">
            <text:p>7.37</text:p>
          </table:table-cell>
          <table:table-cell table:style-name="ce8" table:formula="of:=[.D36]/[.A36]" office:value-type="float" office:value="0.460597826086957" calcext:value-type="float">
            <text:p>0.46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float" office:value="391" calcext:value-type="float">
            <text:p>391</text:p>
          </table:table-cell>
          <table:table-cell table:style-name="ce9" table:formula="of:=[.I33]/[.I36]" office:value-type="float" office:value="1.65728900255755" calcext:value-type="float">
            <text:p>1.66</text:p>
          </table:table-cell>
          <table:table-cell table:style-name="ce9" table:formula="of:=[.J36]/[.G36]" office:value-type="float" office:value="0.828644501278772" calcext:value-type="float">
            <text:p>0.83</text:p>
          </table:table-cell>
          <table:table-cell table:number-columns-repeated="1013"/>
        </table:table-row>
        <table:table-row table:style-name="ro1">
          <table:table-cell table:style-name="ce4" office:value-type="float" office:value="1" calcext:value-type="float">
            <text:p>1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648" calcext:value-type="float">
            <text:p>648</text:p>
          </table:table-cell>
          <table:table-cell table:style-name="ce2" office:value-type="float" office:value="1" calcext:value-type="float">
            <text:p>1</text:p>
          </table:table-cell>
          <table:table-cell table:style-name="ce4" office:value-type="float" office:value="1" calcext:value-type="float">
            <text:p>1</text:p>
          </table:table-cell>
          <table:table-cell table:style-name="Default"/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586" calcext:value-type="float">
            <text:p>586</text:p>
          </table:table-cell>
          <table:table-cell table:style-name="ce9" table:formula="of:=[.I34]/[.I37]" office:value-type="float" office:value="1.85836177474403" calcext:value-type="float">
            <text:p>1.86</text:p>
          </table:table-cell>
          <table:table-cell table:style-name="ce9" table:formula="of:=[.J37]/[.G37]" office:value-type="float" office:value="0.929180887372014" calcext:value-type="float">
            <text:p>0.93</text:p>
          </table:table-cell>
          <table:table-cell table:number-columns-repeated="1013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391" calcext:value-type="float">
            <text:p>391</text:p>
          </table:table-cell>
          <table:table-cell table:style-name="ce7" table:formula="of:=[.C37]/[.C38]" office:value-type="float" office:value="1.65728900255755" calcext:value-type="float">
            <text:p>1.66</text:p>
          </table:table-cell>
          <table:table-cell table:style-name="ce6" table:formula="of:=[.D38]/[.A38]" office:value-type="float" office:value="0.828644501278772" calcext:value-type="float">
            <text:p>0.83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table:style-name="ce9" table:formula="of:=[.I32]/[.I38]" office:value-type="float" office:value="3.02678571428571" calcext:value-type="float">
            <text:p>3.03</text:p>
          </table:table-cell>
          <table:table-cell table:style-name="ce9" table:formula="of:=[.J38]/[.G38]" office:value-type="float" office:value="0.756696428571429" calcext:value-type="float">
            <text:p>0.76</text:p>
          </table:table-cell>
          <table:table-cell table:number-columns-repeated="1013"/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220" calcext:value-type="float">
            <text:p>220</text:p>
          </table:table-cell>
          <table:table-cell table:style-name="ce7" table:formula="of:=[.C37]/[.C39]" office:value-type="float" office:value="2.94545454545455" calcext:value-type="float">
            <text:p>2.95</text:p>
          </table:table-cell>
          <table:table-cell table:style-name="ce6" table:formula="of:=[.D39]/[.A39]" office:value-type="float" office:value="0.736363636363636" calcext:value-type="float">
            <text:p>0.74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220" calcext:value-type="float">
            <text:p>220</text:p>
          </table:table-cell>
          <table:table-cell table:style-name="ce9" table:formula="of:=[.I33]/[.I39]" office:value-type="float" office:value="2.94545454545455" calcext:value-type="float">
            <text:p>2.95</text:p>
          </table:table-cell>
          <table:table-cell table:style-name="ce9" table:formula="of:=[.J39]/[.G39]" office:value-type="float" office:value="0.736363636363636" calcext:value-type="float">
            <text:p>0.74</text:p>
          </table:table-cell>
          <table:table-cell table:number-columns-repeated="1013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132" calcext:value-type="float">
            <text:p>132</text:p>
          </table:table-cell>
          <table:table-cell table:style-name="ce7" table:formula="of:=[.C37]/[.C40]" office:value-type="float" office:value="4.90909090909091" calcext:value-type="float">
            <text:p>4.91</text:p>
          </table:table-cell>
          <table:table-cell table:style-name="ce6" table:formula="of:=[.D40]/[.A40]" office:value-type="float" office:value="0.613636363636364" calcext:value-type="float">
            <text:p>0.61</text:p>
          </table:table-cell>
          <table:table-cell table:style-name="Default"/>
          <table:table-cell office:value-type="float" office:value="4" calcext:value-type="float">
            <text:p>4</text:p>
          </table:table-cell>
          <table:table-cell office:value-type="float" office:value="40" calcext:value-type="float">
            <text:p>40</text:p>
          </table:table-cell>
          <table:table-cell office:value-type="float" office:value="374" calcext:value-type="float">
            <text:p>374</text:p>
          </table:table-cell>
          <table:table-cell table:style-name="ce9" table:formula="of:=[.I34]/[.I40]" office:value-type="float" office:value="2.91176470588235" calcext:value-type="float">
            <text:p>2.91</text:p>
          </table:table-cell>
          <table:table-cell table:style-name="ce9" table:formula="of:=[.J40]/[.G40]" office:value-type="float" office:value="0.727941176470588" calcext:value-type="float">
            <text:p>0.73</text:p>
          </table:table-cell>
          <table:table-cell table:number-columns-repeated="1013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2" office:value-type="float" office:value="20" calcext:value-type="float">
            <text:p>20</text:p>
          </table:table-cell>
          <table:table-cell table:style-name="ce4" office:value-type="float" office:value="64" calcext:value-type="float">
            <text:p>64</text:p>
          </table:table-cell>
          <table:table-cell table:style-name="ce7" table:formula="of:=[.C37]/[.C41]" office:value-type="float" office:value="10.125" calcext:value-type="float">
            <text:p>10.13</text:p>
          </table:table-cell>
          <table:table-cell table:style-name="ce6" table:formula="of:=[.D41]/[.A41]" office:value-type="float" office:value="0.6328125" calcext:value-type="float">
            <text:p>0.6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style-name="ce9" table:formula="of:=[.I32]/[.I41]" office:value-type="float" office:value="4.2375" calcext:value-type="float">
            <text:p>4.24</text:p>
          </table:table-cell>
          <table:table-cell table:style-name="ce9" table:formula="of:=[.J41]/[.G41]" office:value-type="float" office:value="0.5296875" calcext:value-type="float">
            <text:p>0.53</text:p>
          </table:table-cell>
          <table:table-cell table:number-columns-repeated="101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1089" calcext:value-type="float">
            <text:p>1089</text:p>
          </table:table-cell>
          <table:table-cell table:style-name="ce4" office:value-type="float" office:value="1" calcext:value-type="float">
            <text:p>1</text:p>
          </table:table-cell>
          <table:table-cell table:style-name="ce3" office:value-type="float" office:value="1" calcext:value-type="float">
            <text:p>1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20" calcext:value-type="float">
            <text:p>20</text:p>
          </table:table-cell>
          <table:table-cell office:value-type="float" office:value="132" calcext:value-type="float">
            <text:p>132</text:p>
          </table:table-cell>
          <table:table-cell table:style-name="ce9" table:formula="of:=[.I33]/[.I42]" office:value-type="float" office:value="4.90909090909091" calcext:value-type="float">
            <text:p>4.91</text:p>
          </table:table-cell>
          <table:table-cell table:style-name="ce9" table:formula="of:=[.J42]/[.G42]" office:value-type="float" office:value="0.613636363636364" calcext:value-type="float">
            <text:p>0.61</text:p>
          </table:table-cell>
          <table:table-cell table:number-columns-repeated="101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586" calcext:value-type="float">
            <text:p>586</text:p>
          </table:table-cell>
          <table:table-cell table:style-name="ce6" table:formula="of:=[.C42]/[.C43]" office:value-type="float" office:value="1.85836177474403" calcext:value-type="float">
            <text:p>1.86</text:p>
          </table:table-cell>
          <table:table-cell table:style-name="ce8" table:formula="of:=[.D43]/[.A43]" office:value-type="float" office:value="0.929180887372014" calcext:value-type="float">
            <text:p>0.93</text:p>
          </table:table-cell>
          <table:table-cell table:style-name="Default"/>
          <table:table-cell office:value-type="float" office:value="8" calcext:value-type="float">
            <text:p>8</text:p>
          </table:table-cell>
          <table:table-cell office:value-type="float" office:value="40" calcext:value-type="float">
            <text:p>40</text:p>
          </table:table-cell>
          <table:table-cell office:value-type="float" office:value="245" calcext:value-type="float">
            <text:p>245</text:p>
          </table:table-cell>
          <table:table-cell table:style-name="ce9" table:formula="of:=[.I34]/[.I43]" office:value-type="float" office:value="4.44489795918367" calcext:value-type="float">
            <text:p>4.44</text:p>
          </table:table-cell>
          <table:table-cell table:style-name="ce9" table:formula="of:=[.J43]/[.G43]" office:value-type="float" office:value="0.555612244897959" calcext:value-type="float">
            <text:p>0.56</text:p>
          </table:table-cell>
          <table:table-cell table:number-columns-repeated="101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374" calcext:value-type="float">
            <text:p>374</text:p>
          </table:table-cell>
          <table:table-cell table:style-name="ce6" table:formula="of:=[.C42]/[.C44]" office:value-type="float" office:value="2.91176470588235" calcext:value-type="float">
            <text:p>2.91</text:p>
          </table:table-cell>
          <table:table-cell table:style-name="ce8" table:formula="of:=[.D44]/[.A44]" office:value-type="float" office:value="0.727941176470588" calcext:value-type="float">
            <text:p>0.73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46" calcext:value-type="float">
            <text:p>46</text:p>
          </table:table-cell>
          <table:table-cell table:style-name="ce9" table:formula="of:=[.I32]/[.I44]" office:value-type="float" office:value="7.3695652173913" calcext:value-type="float">
            <text:p>7.37</text:p>
          </table:table-cell>
          <table:table-cell table:style-name="ce9" table:formula="of:=[.J44]/[.G44]" office:value-type="float" office:value="0.460597826086957" calcext:value-type="float">
            <text:p>0.46</text:p>
          </table:table-cell>
          <table:table-cell table:number-columns-repeated="101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245" calcext:value-type="float">
            <text:p>245</text:p>
          </table:table-cell>
          <table:table-cell table:style-name="ce6" table:formula="of:=[.C42]/[.C45]" office:value-type="float" office:value="4.44489795918367" calcext:value-type="float">
            <text:p>4.44</text:p>
          </table:table-cell>
          <table:table-cell table:style-name="ce8" table:formula="of:=[.D45]/[.A45]" office:value-type="float" office:value="0.555612244897959" calcext:value-type="float">
            <text:p>0.56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 office:value-type="float" office:value="64" calcext:value-type="float">
            <text:p>64</text:p>
          </table:table-cell>
          <table:table-cell table:style-name="ce9" table:formula="of:=[.I33]/[.I45]" office:value-type="float" office:value="10.125" calcext:value-type="float">
            <text:p>10.13</text:p>
          </table:table-cell>
          <table:table-cell table:style-name="ce9" table:formula="of:=[.J45]/[.G45]" office:value-type="float" office:value="0.6328125" calcext:value-type="float">
            <text:p>0.63</text:p>
          </table:table-cell>
          <table:table-cell table:number-columns-repeated="1013"/>
        </table:table-row>
        <table:table-row table:style-name="ro1">
          <table:table-cell table:style-name="ce3" office:value-type="float" office:value="16" calcext:value-type="float">
            <text:p>16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105" calcext:value-type="float">
            <text:p>105</text:p>
          </table:table-cell>
          <table:table-cell table:style-name="ce6" table:formula="of:=[.C42]/[.C46]" office:value-type="float" office:value="10.3714285714286" calcext:value-type="float">
            <text:p>10.37</text:p>
          </table:table-cell>
          <table:table-cell table:style-name="ce8" table:formula="of:=[.D46]/[.A46]" office:value-type="float" office:value="0.648214285714286" calcext:value-type="float">
            <text:p>0.65</text:p>
          </table:table-cell>
          <table:table-cell table:style-name="Default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  <table:table-cell office:value-type="float" office:value="105" calcext:value-type="float">
            <text:p>105</text:p>
          </table:table-cell>
          <table:table-cell table:style-name="ce9" table:formula="of:=[.I34]/[.I46]" office:value-type="float" office:value="10.3714285714286" calcext:value-type="float">
            <text:p>10.37</text:p>
          </table:table-cell>
          <table:table-cell table:style-name="ce9" table:formula="of:=[.J46]/[.G46]" office:value-type="float" office:value="0.648214285714286" calcext:value-type="float">
            <text:p>0.65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 table:number-rows-repeated="15">
          <table:table-cell table:style-name="Default" table:number-columns-repeated="5"/>
          <table:table-cell table:number-columns-repeated="1019"/>
        </table:table-row>
        <table:table-row table:style-name="ro1" table:number-rows-repeated="104851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9" number:min-integer-digits="1"/>
    </number:number-style>
    <number:number-style style:name="N121">
      <number:number number:decimal-places="8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6" number:min-integer-digits="1"/>
    </number:number-style>
    <number:number-style style:name="N124">
      <number:number number:decimal-places="5" number:min-integer-digits="1"/>
    </number:number-style>
    <number:number-style style:name="N125">
      <number:number number:decimal-places="4" number:min-integer-digits="1"/>
    </number:number-style>
    <number:number-style style:name="N126">
      <number:number number:decimal-places="3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6T01:49:40.245430463</meta:creation-date>
    <dc:date>2015-10-26T02:33:46.361410880</dc:date>
    <meta:editing-duration>PT13M33S</meta:editing-duration>
    <meta:editing-cycles>6</meta:editing-cycles>
    <meta:generator>LibreOffice/4.4.5.2$Linux_X86_64 LibreOffice_project/40m0$Build-2</meta:generator>
    <meta:document-statistic meta:table-count="1" meta:cell-count="160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97cm" svg:y="0.316cm" chart:style-name="ch2">
          <text:p>Speed vs Threads</text:p>
        </chart:title>
        <chart:legend chart:legend-position="end" svg:x="14.286cm" svg:y="3.703cm" style:legend-expansion="high" chart:style-name="ch3"/>
        <chart:plot-area chart:style-name="ch4" table:cell-range-address="Sheet1.A42:Sheet1.A46 Sheet1.B42:Sheet1.B42 Sheet1.D32:Sheet1.D46 Sheet1.B37:Sheet1.B37 Sheet1.B32:Sheet1.B32" chart:data-source-has-labels="row" svg:x="1.331cm" svg:y="1.275cm" svg:width="12.635cm" svg:height="6.564cm">
          <chartooo:coordinate-region svg:x="1.952cm" svg:y="1.474cm" svg:width="12.014cm" svg:height="5.718cm"/>
          <chart:axis chart:dimension="x" chart:name="primary-x" chart:style-name="ch5">
            <chart:title svg:x="6.982cm" svg:y="8.019cm" chart:style-name="ch6">
              <text:p>Threads</text:p>
            </chart:title>
          </chart:axis>
          <chart:axis chart:dimension="y" chart:name="primary-y" chart:style-name="ch7">
            <chart:title svg:x="0.451cm" svg:y="5.276cm" chart:style-name="ch8">
              <text:p>Speedup</text:p>
            </chart:title>
            <chart:grid chart:style-name="ch9" chart:class="major"/>
          </chart:axis>
          <chart:series chart:style-name="ch10" chart:values-cell-range-address="Sheet1.D42:Sheet1.D46" chart:label-cell-address="Sheet1.B42:Sheet1.B42" chart:class="chart:scatter">
            <chart:domain table:cell-range-address="Sheet1.A42:Sheet1.A46"/>
            <chart:data-point chart:repeated="5"/>
          </chart:series>
          <chart:series chart:style-name="ch11" chart:values-cell-range-address="Sheet1.D37:Sheet1.D41" chart:label-cell-address="Sheet1.B37:Sheet1.B37" chart:class="chart:scatter">
            <chart:domain table:cell-range-address="Sheet1.A37:Sheet1.A41"/>
            <chart:data-point chart:repeated="5"/>
          </chart:series>
          <chart:series chart:style-name="ch12" chart:values-cell-range-address="Sheet1.D32:Sheet1.D36" chart:label-cell-address="Sheet1.B32:Sheet1.B32" chart:class="chart:scatter">
            <chart:domain table:cell-range-address="Sheet1.A32:Sheet1.A3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40</text:p>
                <draw:g>
                  <svg:desc>Sheet1.B42:Sheet1.B4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</text:p>
                <draw:g>
                  <svg:desc>Sheet1.B37:Sheet1.B3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32:Sheet1.B3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42:Sheet1.A46</svg:desc>
                </draw:g>
              </table:table-cell>
              <table:table-cell office:value-type="float" office:value="1">
                <text:p>1</text:p>
                <draw:g>
                  <svg:desc>Sheet1.D42:Sheet1.D46</svg:desc>
                </draw:g>
              </table:table-cell>
              <table:table-cell office:value-type="float" office:value="1">
                <text:p>1</text:p>
                <draw:g>
                  <svg:desc>Sheet1.A37:Sheet1.A41</svg:desc>
                </draw:g>
              </table:table-cell>
              <table:table-cell office:value-type="float" office:value="1">
                <text:p>1</text:p>
                <draw:g>
                  <svg:desc>Sheet1.D37:Sheet1.D41</svg:desc>
                </draw:g>
              </table:table-cell>
              <table:table-cell office:value-type="float" office:value="1">
                <text:p>1</text:p>
                <draw:g>
                  <svg:desc>Sheet1.A32:Sheet1.A36</svg:desc>
                </draw:g>
              </table:table-cell>
              <table:table-cell office:value-type="float" office:value="1">
                <text:p>1</text:p>
                <draw:g>
                  <svg:desc>Sheet1.D32:Sheet1.D3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85836177474403">
                <text:p>1.85836177474403</text:p>
              </table:table-cell>
              <table:table-cell office:value-type="float" office:value="2">
                <text:p>2</text:p>
              </table:table-cell>
              <table:table-cell office:value-type="float" office:value="1.65728900255755">
                <text:p>1.65728900255755</text:p>
              </table:table-cell>
              <table:table-cell office:value-type="float" office:value="2">
                <text:p>2</text:p>
              </table:table-cell>
              <table:table-cell office:value-type="float" office:value="1.78421052631579">
                <text:p>1.7842105263157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91176470588235">
                <text:p>2.91176470588235</text:p>
              </table:table-cell>
              <table:table-cell office:value-type="float" office:value="4">
                <text:p>4</text:p>
              </table:table-cell>
              <table:table-cell office:value-type="float" office:value="2.94545454545455">
                <text:p>2.94545454545455</text:p>
              </table:table-cell>
              <table:table-cell office:value-type="float" office:value="4">
                <text:p>4</text:p>
              </table:table-cell>
              <table:table-cell office:value-type="float" office:value="3.02678571428571">
                <text:p>3.026785714285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4.44489795918367">
                <text:p>4.44489795918367</text:p>
              </table:table-cell>
              <table:table-cell office:value-type="float" office:value="8">
                <text:p>8</text:p>
              </table:table-cell>
              <table:table-cell office:value-type="float" office:value="4.90909090909091">
                <text:p>4.90909090909091</text:p>
              </table:table-cell>
              <table:table-cell office:value-type="float" office:value="8">
                <text:p>8</text:p>
              </table:table-cell>
              <table:table-cell office:value-type="float" office:value="4.2375">
                <text:p>4.23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10.3714285714286">
                <text:p>10.3714285714286</text:p>
              </table:table-cell>
              <table:table-cell office:value-type="float" office:value="16">
                <text:p>16</text:p>
              </table:table-cell>
              <table:table-cell office:value-type="float" office:value="10.125">
                <text:p>10.125</text:p>
              </table:table-cell>
              <table:table-cell office:value-type="float" office:value="16">
                <text:p>16</text:p>
              </table:table-cell>
              <table:table-cell office:value-type="float" office:value="7.3695652173913">
                <text:p>7.369565217391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84cm" svg:y="0.316cm" chart:style-name="ch2">
          <text:p>Threads vs Efficiency</text:p>
        </chart:title>
        <chart:legend chart:legend-position="end" svg:x="14.286cm" svg:y="3.703cm" style:legend-expansion="high" chart:style-name="ch3"/>
        <chart:plot-area chart:style-name="ch4" table:cell-range-address="Sheet1.A32:Sheet1.A36 Sheet1.B32:Sheet1.B32 Sheet1.E32:Sheet1.E46 Sheet1.B37:Sheet1.B37 Sheet1.B42:Sheet1.B42" chart:data-source-has-labels="row" svg:x="1.331cm" svg:y="1.275cm" svg:width="12.635cm" svg:height="6.564cm">
          <chartooo:coordinate-region svg:x="2.058cm" svg:y="1.475cm" svg:width="11.908cm" svg:height="5.717cm"/>
          <chart:axis chart:dimension="x" chart:name="primary-x" chart:style-name="ch5">
            <chart:title svg:x="6.982cm" svg:y="8.019cm" chart:style-name="ch6">
              <text:p>Threads</text:p>
            </chart:title>
          </chart:axis>
          <chart:axis chart:dimension="y" chart:name="primary-y" chart:style-name="ch7">
            <chart:title svg:x="0.451cm" svg:y="5.276cm" chart:style-name="ch8">
              <text:p>Efficiency</text:p>
            </chart:title>
            <chart:grid chart:style-name="ch9" chart:class="major"/>
          </chart:axis>
          <chart:series chart:style-name="ch10" chart:values-cell-range-address="Sheet1.E32:Sheet1.E36" chart:label-cell-address="Sheet1.B32:Sheet1.B32" chart:class="chart:scatter">
            <chart:domain table:cell-range-address="Sheet1.A32:Sheet1.A36"/>
            <chart:data-point chart:repeated="5"/>
          </chart:series>
          <chart:series chart:style-name="ch11" chart:values-cell-range-address="Sheet1.E37:Sheet1.E41" chart:label-cell-address="Sheet1.B37:Sheet1.B37" chart:class="chart:scatter">
            <chart:domain table:cell-range-address="Sheet1.A37:Sheet1.A41"/>
            <chart:data-point chart:repeated="5"/>
          </chart:series>
          <chart:series chart:style-name="ch12" chart:values-cell-range-address="Sheet1.E42:Sheet1.E46" chart:label-cell-address="Sheet1.B42:Sheet1.B42" chart:class="chart:scatter">
            <chart:domain table:cell-range-address="Sheet1.A42:Sheet1.A4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32:Sheet1.B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</text:p>
                <draw:g>
                  <svg:desc>Sheet1.B37:Sheet1.B3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</text:p>
                <draw:g>
                  <svg:desc>Sheet1.B42:Sheet1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2:Sheet1.A36</svg:desc>
                </draw:g>
              </table:table-cell>
              <table:table-cell office:value-type="float" office:value="1">
                <text:p>1</text:p>
                <draw:g>
                  <svg:desc>Sheet1.E32:Sheet1.E36</svg:desc>
                </draw:g>
              </table:table-cell>
              <table:table-cell office:value-type="float" office:value="1">
                <text:p>1</text:p>
                <draw:g>
                  <svg:desc>Sheet1.A37:Sheet1.A41</svg:desc>
                </draw:g>
              </table:table-cell>
              <table:table-cell office:value-type="float" office:value="1">
                <text:p>1</text:p>
                <draw:g>
                  <svg:desc>Sheet1.E37:Sheet1.E41</svg:desc>
                </draw:g>
              </table:table-cell>
              <table:table-cell office:value-type="float" office:value="1">
                <text:p>1</text:p>
                <draw:g>
                  <svg:desc>Sheet1.A42:Sheet1.A46</svg:desc>
                </draw:g>
              </table:table-cell>
              <table:table-cell office:value-type="float" office:value="1">
                <text:p>1</text:p>
                <draw:g>
                  <svg:desc>Sheet1.E42:Sheet1.E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0.892105263157895">
                <text:p>0.892105263157895</text:p>
              </table:table-cell>
              <table:table-cell office:value-type="float" office:value="2">
                <text:p>2</text:p>
              </table:table-cell>
              <table:table-cell office:value-type="float" office:value="0.828644501278772">
                <text:p>0.828644501278772</text:p>
              </table:table-cell>
              <table:table-cell office:value-type="float" office:value="2">
                <text:p>2</text:p>
              </table:table-cell>
              <table:table-cell office:value-type="float" office:value="0.929180887372014">
                <text:p>0.9291808873720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756696428571429">
                <text:p>0.756696428571429</text:p>
              </table:table-cell>
              <table:table-cell office:value-type="float" office:value="4">
                <text:p>4</text:p>
              </table:table-cell>
              <table:table-cell office:value-type="float" office:value="0.736363636363636">
                <text:p>0.736363636363636</text:p>
              </table:table-cell>
              <table:table-cell office:value-type="float" office:value="4">
                <text:p>4</text:p>
              </table:table-cell>
              <table:table-cell office:value-type="float" office:value="0.727941176470588">
                <text:p>0.72794117647058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0.5296875">
                <text:p>0.5296875</text:p>
              </table:table-cell>
              <table:table-cell office:value-type="float" office:value="8">
                <text:p>8</text:p>
              </table:table-cell>
              <table:table-cell office:value-type="float" office:value="0.613636363636364">
                <text:p>0.613636363636364</text:p>
              </table:table-cell>
              <table:table-cell office:value-type="float" office:value="8">
                <text:p>8</text:p>
              </table:table-cell>
              <table:table-cell office:value-type="float" office:value="0.555612244897959">
                <text:p>0.5556122448979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0.460597826086957">
                <text:p>0.460597826086957</text:p>
              </table:table-cell>
              <table:table-cell office:value-type="float" office:value="16">
                <text:p>16</text:p>
              </table:table-cell>
              <table:table-cell office:value-type="float" office:value="0.6328125">
                <text:p>0.6328125</text:p>
              </table:table-cell>
              <table:table-cell office:value-type="float" office:value="16">
                <text:p>16</text:p>
              </table:table-cell>
              <table:table-cell office:value-type="float" office:value="0.648214285714286">
                <text:p>0.64821428571428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minimum="1" chart:maximum="16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369cm" svg:y="0.316cm" chart:style-name="ch2">
          <text:p>Threads vs Time</text:p>
        </chart:title>
        <chart:legend chart:legend-position="end" svg:x="14.286cm" svg:y="3.703cm" style:legend-expansion="high" chart:style-name="ch3"/>
        <chart:plot-area chart:style-name="ch4" table:cell-range-address="Sheet1.A32:Sheet1.A36 Sheet1.B32:Sheet1.B32 Sheet1.C32:Sheet1.C46 Sheet1.B37:Sheet1.B37 Sheet1.B42:Sheet1.B42" chart:data-source-has-labels="row" svg:x="1.331cm" svg:y="1.275cm" svg:width="12.635cm" svg:height="6.564cm">
          <chartooo:coordinate-region svg:x="2.323cm" svg:y="1.474cm" svg:width="11.643cm" svg:height="5.718cm"/>
          <chart:axis chart:dimension="x" chart:name="primary-x" chart:style-name="ch5">
            <chart:title svg:x="6.982cm" svg:y="8.019cm" chart:style-name="ch6">
              <text:p>Threads</text:p>
            </chart:title>
          </chart:axis>
          <chart:axis chart:dimension="y" chart:name="primary-y" chart:style-name="ch7">
            <chart:title svg:x="0.451cm" svg:y="5.262cm" chart:style-name="ch8">
              <text:p>Seconds</text:p>
            </chart:title>
            <chart:grid chart:style-name="ch9" chart:class="major"/>
          </chart:axis>
          <chart:series chart:style-name="ch10" chart:values-cell-range-address="Sheet1.C32:Sheet1.C36" chart:label-cell-address="Sheet1.B32:Sheet1.B32" chart:class="chart:scatter">
            <chart:domain table:cell-range-address="Sheet1.A32:Sheet1.A36"/>
            <chart:data-point chart:repeated="5"/>
          </chart:series>
          <chart:series chart:style-name="ch11" chart:values-cell-range-address="Sheet1.C37:Sheet1.C41" chart:label-cell-address="Sheet1.B37:Sheet1.B37" chart:class="chart:scatter">
            <chart:domain table:cell-range-address="Sheet1.A37:Sheet1.A41"/>
            <chart:data-point chart:repeated="5"/>
          </chart:series>
          <chart:series chart:style-name="ch12" chart:values-cell-range-address="Sheet1.C42:Sheet1.C46" chart:label-cell-address="Sheet1.B42:Sheet1.B42" chart:class="chart:scatter">
            <chart:domain table:cell-range-address="Sheet1.A42:Sheet1.A46"/>
            <chart:data-point chart:repeated="5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10</text:p>
                <draw:g>
                  <svg:desc>Sheet1.B32:Sheet1.B32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20</text:p>
                <draw:g>
                  <svg:desc>Sheet1.B37:Sheet1.B37</svg:desc>
                </draw:g>
              </table:table-cell>
              <table:table-cell office:value-type="string">
                <text:p>Column A</text:p>
              </table:table-cell>
              <table:table-cell office:value-type="string">
                <text:p>40</text:p>
                <draw:g>
                  <svg:desc>Sheet1.B42:Sheet1.B4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32:Sheet1.A36</svg:desc>
                </draw:g>
              </table:table-cell>
              <table:table-cell office:value-type="float" office:value="339">
                <text:p>339</text:p>
                <draw:g>
                  <svg:desc>Sheet1.C32:Sheet1.C36</svg:desc>
                </draw:g>
              </table:table-cell>
              <table:table-cell office:value-type="float" office:value="1">
                <text:p>1</text:p>
                <draw:g>
                  <svg:desc>Sheet1.A37:Sheet1.A41</svg:desc>
                </draw:g>
              </table:table-cell>
              <table:table-cell office:value-type="float" office:value="648">
                <text:p>648</text:p>
                <draw:g>
                  <svg:desc>Sheet1.C37:Sheet1.C41</svg:desc>
                </draw:g>
              </table:table-cell>
              <table:table-cell office:value-type="float" office:value="1">
                <text:p>1</text:p>
                <draw:g>
                  <svg:desc>Sheet1.A42:Sheet1.A46</svg:desc>
                </draw:g>
              </table:table-cell>
              <table:table-cell office:value-type="float" office:value="1089">
                <text:p>1089</text:p>
                <draw:g>
                  <svg:desc>Sheet1.C42:Sheet1.C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90">
                <text:p>190</text:p>
              </table:table-cell>
              <table:table-cell office:value-type="float" office:value="2">
                <text:p>2</text:p>
              </table:table-cell>
              <table:table-cell office:value-type="float" office:value="391">
                <text:p>391</text:p>
              </table:table-cell>
              <table:table-cell office:value-type="float" office:value="2">
                <text:p>2</text:p>
              </table:table-cell>
              <table:table-cell office:value-type="float" office:value="586">
                <text:p>58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112">
                <text:p>112</text:p>
              </table:table-cell>
              <table:table-cell office:value-type="float" office:value="4">
                <text:p>4</text:p>
              </table:table-cell>
              <table:table-cell office:value-type="float" office:value="220">
                <text:p>220</text:p>
              </table:table-cell>
              <table:table-cell office:value-type="float" office:value="4">
                <text:p>4</text:p>
              </table:table-cell>
              <table:table-cell office:value-type="float" office:value="374">
                <text:p>3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80">
                <text:p>80</text:p>
              </table:table-cell>
              <table:table-cell office:value-type="float" office:value="8">
                <text:p>8</text:p>
              </table:table-cell>
              <table:table-cell office:value-type="float" office:value="132">
                <text:p>132</text:p>
              </table:table-cell>
              <table:table-cell office:value-type="float" office:value="8">
                <text:p>8</text:p>
              </table:table-cell>
              <table:table-cell office:value-type="float" office:value="245">
                <text:p>2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46">
                <text:p>46</text:p>
              </table:table-cell>
              <table:table-cell office:value-type="float" office:value="16">
                <text:p>16</text:p>
              </table:table-cell>
              <table:table-cell office:value-type="float" office:value="64">
                <text:p>64</text:p>
              </table:table-cell>
              <table:table-cell office:value-type="float" office:value="16">
                <text:p>16</text:p>
              </table:table-cell>
              <table:table-cell office:value-type="float" office:value="105">
                <text:p>105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